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coe@avcoe-HP-ProDesk-400-G1-SFF:~$ gcc sstf.c</text:p>
      <text:p text:style-name="Standard">avcoe@avcoe-HP-ProDesk-400-G1-SFF:~$ ./a.out</text:p>
      <text:p text:style-name="Standard">Enter the number of Requests</text:p>
      <text:p text:style-name="Standard">5</text:p>
      <text:p text:style-name="Standard">Enter the Requests sequence</text:p>
      <text:p text:style-name="Standard">67</text:p>
      <text:p text:style-name="Standard">98</text:p>
      <text:p text:style-name="Standard">45</text:p>
      <text:p text:style-name="Standard">34</text:p>
      <text:p text:style-name="Standard">32</text:p>
      <text:p text:style-name="Standard">Enter initial head position</text:p>
      <text:p text:style-name="Standard">50</text:p>
      <text:p text:style-name="Standard">Total head movement is 84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2:37:48.609031629</meta:creation-date>
    <dc:date>2022-11-05T12:38:22.915670289</dc:date>
    <meta:editing-duration>PT37S</meta:editing-duration>
    <meta:editing-cycles>1</meta:editing-cycles>
    <meta:document-statistic meta:table-count="0" meta:image-count="0" meta:object-count="0" meta:page-count="1" meta:paragraph-count="13" meta:word-count="30" meta:character-count="210" meta:non-whitespace-character-count="193"/>
    <meta:generator>LibreOffice/6.4.7.2$Linux_X86_64 LibreOffice_project/40$Build-2</meta:generator>
  </office:meta>
</office:document-meta>
</file>